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RVICIOS GENERALES SANTA URSUL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ZA RAMOS BELISA MARI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VIZA RAMOS JESUS ISIDR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40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